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Bottleneck-false" table:style-name="ta1">
        <table:shapes>
          <draw:frame draw:z-index="0" draw:style-name="gr1" draw:text-style-name="P1" svg:width="159.99mm" svg:height="89.99mm" svg:x="227.21mm" svg:y="44.56mm">
            <draw:object draw:notify-on-update-of-ranges="'Densenet-40-12-CIFAR10-Bottleneck-false'.A1:'Densenet-40-12-CIFAR10-Bottleneck-false'.A1 'Densenet-40-12-CIFAR10-Bottleneck-false'.A2:'Densenet-40-12-CIFAR10-Bottleneck-false'.A41 'Densenet-40-12-CIFAR10-Bottleneck-false'.B1:'Densenet-40-12-CIFAR10-Bottleneck-false'.B1 'Densenet-40-12-CIFAR10-Bottleneck-false'.B2:'Densenet-40-12-CIFAR10-Bottleneck-false'.B41 'Densenet-40-12-CIFAR10-Bottleneck-false'.A1:'Densenet-40-12-CIFAR10-Bottleneck-false'.A1 'Densenet-40-12-CIFAR10-Bottleneck-false'.A2:'Densenet-40-12-CIFAR10-Bottleneck-false'.A41 'Densenet-40-12-CIFAR10-Bottleneck-false'.C1:'Densenet-40-12-CIFAR10-Bottleneck-false'.C1 'Densenet-40-12-CIFAR10-Bottleneck-false'.C2:'Densenet-40-12-CIFAR10-Bottleneck-false'.C41 'Densenet-40-12-CIFAR10-Bottleneck-false'.A1:'Densenet-40-12-CIFAR10-Bottleneck-false'.A1 'Densenet-40-12-CIFAR10-Bottleneck-false'.A2:'Densenet-40-12-CIFAR10-Bottleneck-false'.A41 'Densenet-40-12-CIFAR10-Bottleneck-false'.D1:'Densenet-40-12-CIFAR10-Bottleneck-false'.D1 'Densenet-40-12-CIFAR10-Bottleneck-false'.D2:'Densenet-40-12-CIFAR10-Bottleneck-false'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 3x3, Bottleneck = False</text:p>
          </table:table-cell>
          <table:table-cell office:value-type="string" calcext:value-type="string">
            <text:p>6 3x3, Bottleneck = True</text:p>
          </table:table-cell>
          <table:table-cell office:value-type="string" calcext:value-type="string">
            <text:p>6 3x3, Bottleneck = 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699997961521" calcext:value-type="float">
            <text:p>0.583699997961521</text:p>
          </table:table-cell>
          <table:table-cell office:value-type="float" office:value="0.397199999988079" calcext:value-type="float">
            <text:p>0.397199999988079</text:p>
          </table:table-cell>
          <table:table-cell office:value-type="float" office:value="0.469899996221066" calcext:value-type="float">
            <text:p>0.4698999962210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899995028973" calcext:value-type="float">
            <text:p>0.529899995028973</text:p>
          </table:table-cell>
          <table:table-cell office:value-type="float" office:value="0.587200000286102" calcext:value-type="float">
            <text:p>0.587200000286102</text:p>
          </table:table-cell>
          <table:table-cell office:value-type="float" office:value="0.605999997854233" calcext:value-type="float">
            <text:p>0.6059999978542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7199999690056" calcext:value-type="float">
            <text:p>0.587199999690056</text:p>
          </table:table-cell>
          <table:table-cell office:value-type="float" office:value="0.582699999511242" calcext:value-type="float">
            <text:p>0.582699999511242</text:p>
          </table:table-cell>
          <table:table-cell office:value-type="float" office:value="0.7174000030756" calcext:value-type="float">
            <text:p>0.71740000307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2800003290176" calcext:value-type="float">
            <text:p>0.702800003290176</text:p>
          </table:table-cell>
          <table:table-cell office:value-type="float" office:value="0.587899997234344" calcext:value-type="float">
            <text:p>0.587899997234344</text:p>
          </table:table-cell>
          <table:table-cell office:value-type="float" office:value="0.684899998307228" calcext:value-type="float">
            <text:p>0.6848999983072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3499999642372" calcext:value-type="float">
            <text:p>0.693499999642372</text:p>
          </table:table-cell>
          <table:table-cell office:value-type="float" office:value="0.639899999499321" calcext:value-type="float">
            <text:p>0.639899999499321</text:p>
          </table:table-cell>
          <table:table-cell office:value-type="float" office:value="0.716200001239777" calcext:value-type="float">
            <text:p>0.7162000012397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5699999928474" calcext:value-type="float">
            <text:p>0.685699999928474</text:p>
          </table:table-cell>
          <table:table-cell office:value-type="float" office:value="0.707100004553795" calcext:value-type="float">
            <text:p>0.707100004553795</text:p>
          </table:table-cell>
          <table:table-cell office:value-type="float" office:value="0.750999997258186" calcext:value-type="float">
            <text:p>0.75099999725818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1399996876717" calcext:value-type="float">
            <text:p>0.661399996876717</text:p>
          </table:table-cell>
          <table:table-cell office:value-type="float" office:value="0.645199999809265" calcext:value-type="float">
            <text:p>0.645199999809265</text:p>
          </table:table-cell>
          <table:table-cell office:value-type="float" office:value="0.684500001072884" calcext:value-type="float">
            <text:p>0.6845000010728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8099999427795" calcext:value-type="float">
            <text:p>0.758099999427795</text:p>
          </table:table-cell>
          <table:table-cell office:value-type="float" office:value="0.661700002551079" calcext:value-type="float">
            <text:p>0.661700002551079</text:p>
          </table:table-cell>
          <table:table-cell office:value-type="float" office:value="0.729200003147125" calcext:value-type="float">
            <text:p>0.7292000031471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0999999642372" calcext:value-type="float">
            <text:p>0.760999999642372</text:p>
          </table:table-cell>
          <table:table-cell office:value-type="float" office:value="0.70910000026226" calcext:value-type="float">
            <text:p>0.70910000026226</text:p>
          </table:table-cell>
          <table:table-cell office:value-type="float" office:value="0.719499999880791" calcext:value-type="float">
            <text:p>0.7194999998807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999995350838" calcext:value-type="float">
            <text:p>0.817999995350838</text:p>
          </table:table-cell>
          <table:table-cell office:value-type="float" office:value="0.810699995756149" calcext:value-type="float">
            <text:p>0.810699995756149</text:p>
          </table:table-cell>
          <table:table-cell office:value-type="float" office:value="0.784100000858307" calcext:value-type="float">
            <text:p>0.78410000085830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6899998784065" calcext:value-type="float">
            <text:p>0.756899998784065</text:p>
          </table:table-cell>
          <table:table-cell office:value-type="float" office:value="0.763699997663498" calcext:value-type="float">
            <text:p>0.763699997663498</text:p>
          </table:table-cell>
          <table:table-cell office:value-type="float" office:value="0.812799998521805" calcext:value-type="float">
            <text:p>0.81279999852180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299998998642" calcext:value-type="float">
            <text:p>0.827299998998642</text:p>
          </table:table-cell>
          <table:table-cell office:value-type="float" office:value="0.717100001573563" calcext:value-type="float">
            <text:p>0.717100001573563</text:p>
          </table:table-cell>
          <table:table-cell office:value-type="float" office:value="0.696500000953674" calcext:value-type="float">
            <text:p>0.69650000095367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91999989748" calcext:value-type="float">
            <text:p>0.7591999989748</text:p>
          </table:table-cell>
          <table:table-cell office:value-type="float" office:value="0.757599998116493" calcext:value-type="float">
            <text:p>0.757599998116493</text:p>
          </table:table-cell>
          <table:table-cell office:value-type="float" office:value="0.764700000286102" calcext:value-type="float">
            <text:p>0.7647000002861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7399999499321" calcext:value-type="float">
            <text:p>0.787399999499321</text:p>
          </table:table-cell>
          <table:table-cell office:value-type="float" office:value="0.790099998116493" calcext:value-type="float">
            <text:p>0.790099998116493</text:p>
          </table:table-cell>
          <table:table-cell office:value-type="float" office:value="0.769099993109703" calcext:value-type="float">
            <text:p>0.7690999931097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3299998044968" calcext:value-type="float">
            <text:p>0.833299998044968</text:p>
          </table:table-cell>
          <table:table-cell office:value-type="float" office:value="0.763499998450279" calcext:value-type="float">
            <text:p>0.763499998450279</text:p>
          </table:table-cell>
          <table:table-cell office:value-type="float" office:value="0.774199997186661" calcext:value-type="float">
            <text:p>0.77419999718666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9700000286102" calcext:value-type="float">
            <text:p>0.809700000286102</text:p>
          </table:table-cell>
          <table:table-cell office:value-type="float" office:value="0.802199996709824" calcext:value-type="float">
            <text:p>0.802199996709824</text:p>
          </table:table-cell>
          <table:table-cell office:value-type="float" office:value="0.824500000476837" calcext:value-type="float">
            <text:p>0.82450000047683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5299998521805" calcext:value-type="float">
            <text:p>0.815299998521805</text:p>
          </table:table-cell>
          <table:table-cell office:value-type="float" office:value="0.846999996304512" calcext:value-type="float">
            <text:p>0.846999996304512</text:p>
          </table:table-cell>
          <table:table-cell office:value-type="float" office:value="0.79429999768734" calcext:value-type="float">
            <text:p>0.7942999976873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8299999833107" calcext:value-type="float">
            <text:p>0.788299999833107</text:p>
          </table:table-cell>
          <table:table-cell office:value-type="float" office:value="0.853000001311302" calcext:value-type="float">
            <text:p>0.853000001311302</text:p>
          </table:table-cell>
          <table:table-cell office:value-type="float" office:value="0.820299996733665" calcext:value-type="float">
            <text:p>0.82029999673366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6399997472763" calcext:value-type="float">
            <text:p>0.816399997472763</text:p>
          </table:table-cell>
          <table:table-cell office:value-type="float" office:value="0.855299997329712" calcext:value-type="float">
            <text:p>0.855299997329712</text:p>
          </table:table-cell>
          <table:table-cell office:value-type="float" office:value="0.748099999427795" calcext:value-type="float">
            <text:p>0.74809999942779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699998617172" calcext:value-type="float">
            <text:p>0.812699998617172</text:p>
          </table:table-cell>
          <table:table-cell office:value-type="float" office:value="0.866399999856949" calcext:value-type="float">
            <text:p>0.866399999856949</text:p>
          </table:table-cell>
          <table:table-cell office:value-type="float" office:value="0.725899998545647" calcext:value-type="float">
            <text:p>0.72589999854564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38599997758865" calcext:value-type="float">
            <text:p>0.838599997758865</text:p>
          </table:table-cell>
          <table:table-cell office:value-type="float" office:value="0.850399999022484" calcext:value-type="float">
            <text:p>0.850399999022484</text:p>
          </table:table-cell>
          <table:table-cell office:value-type="float" office:value="0.786699997782707" calcext:value-type="float">
            <text:p>0.78669999778270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10699996948242" calcext:value-type="float">
            <text:p>0.810699996948242</text:p>
          </table:table-cell>
          <table:table-cell office:value-type="float" office:value="0.859099998474121" calcext:value-type="float">
            <text:p>0.859099998474121</text:p>
          </table:table-cell>
          <table:table-cell office:value-type="float" office:value="0.758699999451637" calcext:value-type="float">
            <text:p>0.75869999945163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8000000119209" calcext:value-type="float">
            <text:p>0.848000000119209</text:p>
          </table:table-cell>
          <table:table-cell office:value-type="float" office:value="0.852399998307228" calcext:value-type="float">
            <text:p>0.852399998307228</text:p>
          </table:table-cell>
          <table:table-cell office:value-type="float" office:value="0.857000000476837" calcext:value-type="float">
            <text:p>0.85700000047683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3099998235703" calcext:value-type="float">
            <text:p>0.803099998235703</text:p>
          </table:table-cell>
          <table:table-cell office:value-type="float" office:value="0.848299998641014" calcext:value-type="float">
            <text:p>0.848299998641014</text:p>
          </table:table-cell>
          <table:table-cell office:value-type="float" office:value="0.854299998283386" calcext:value-type="float">
            <text:p>0.85429999828338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44499997496605" calcext:value-type="float">
            <text:p>0.844499997496605</text:p>
          </table:table-cell>
          <table:table-cell office:value-type="float" office:value="0.858800000548363" calcext:value-type="float">
            <text:p>0.858800000548363</text:p>
          </table:table-cell>
          <table:table-cell office:value-type="float" office:value="0.854899996519089" calcext:value-type="float">
            <text:p>0.85489999651908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2799998521805" calcext:value-type="float">
            <text:p>0.842799998521805</text:p>
          </table:table-cell>
          <table:table-cell office:value-type="float" office:value="0.864199998378754" calcext:value-type="float">
            <text:p>0.864199998378754</text:p>
          </table:table-cell>
          <table:table-cell office:value-type="float" office:value="0.853599997758865" calcext:value-type="float">
            <text:p>0.85359999775886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0200003385544" calcext:value-type="float">
            <text:p>0.860200003385544</text:p>
          </table:table-cell>
          <table:table-cell office:value-type="float" office:value="0.874300000071525" calcext:value-type="float">
            <text:p>0.874300000071525</text:p>
          </table:table-cell>
          <table:table-cell office:value-type="float" office:value="0.836499995589256" calcext:value-type="float">
            <text:p>0.83649999558925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58100000619888" calcext:value-type="float">
            <text:p>0.858100000619888</text:p>
          </table:table-cell>
          <table:table-cell office:value-type="float" office:value="0.87589999973774" calcext:value-type="float">
            <text:p>0.87589999973774</text:p>
          </table:table-cell>
          <table:table-cell office:value-type="float" office:value="0.851999998092651" calcext:value-type="float">
            <text:p>0.85199999809265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9799996614456" calcext:value-type="float">
            <text:p>0.859799996614456</text:p>
          </table:table-cell>
          <table:table-cell office:value-type="float" office:value="0.874099997878075" calcext:value-type="float">
            <text:p>0.874099997878075</text:p>
          </table:table-cell>
          <table:table-cell office:value-type="float" office:value="0.846499998569488" calcext:value-type="float">
            <text:p>0.8464999985694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4099997282028" calcext:value-type="float">
            <text:p>0.774099997282028</text:p>
          </table:table-cell>
          <table:table-cell office:value-type="float" office:value="0.882499999403954" calcext:value-type="float">
            <text:p>0.882499999403954</text:p>
          </table:table-cell>
          <table:table-cell office:value-type="float" office:value="0.863299999833107" calcext:value-type="float">
            <text:p>0.8632999998331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9999995231628" calcext:value-type="float">
            <text:p>0.869999995231628</text:p>
          </table:table-cell>
          <table:table-cell office:value-type="float" office:value="0.870700001120567" calcext:value-type="float">
            <text:p>0.870700001120567</text:p>
          </table:table-cell>
          <table:table-cell office:value-type="float" office:value="0.859899998307228" calcext:value-type="float">
            <text:p>0.8598999983072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6499999165535" calcext:value-type="float">
            <text:p>0.856499999165535</text:p>
          </table:table-cell>
          <table:table-cell office:value-type="float" office:value="0.879300000667572" calcext:value-type="float">
            <text:p>0.879300000667572</text:p>
          </table:table-cell>
          <table:table-cell office:value-type="float" office:value="0.859800001978874" calcext:value-type="float">
            <text:p>0.85980000197887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6599996685982" calcext:value-type="float">
            <text:p>0.836599996685982</text:p>
          </table:table-cell>
          <table:table-cell office:value-type="float" office:value="0.874699999094009" calcext:value-type="float">
            <text:p>0.874699999094009</text:p>
          </table:table-cell>
          <table:table-cell office:value-type="float" office:value="0.862499998807907" calcext:value-type="float">
            <text:p>0.86249999880790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3900000452995" calcext:value-type="float">
            <text:p>0.863900000452995</text:p>
          </table:table-cell>
          <table:table-cell office:value-type="float" office:value="0.881099998950958" calcext:value-type="float">
            <text:p>0.881099998950958</text:p>
          </table:table-cell>
          <table:table-cell office:value-type="float" office:value="0.863500000238419" calcext:value-type="float">
            <text:p>0.86350000023841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16999999284744" calcext:value-type="float">
            <text:p>0.816999999284744</text:p>
          </table:table-cell>
          <table:table-cell office:value-type="float" office:value="0.879599999189377" calcext:value-type="float">
            <text:p>0.879599999189377</text:p>
          </table:table-cell>
          <table:table-cell office:value-type="float" office:value="0.860799998044968" calcext:value-type="float">
            <text:p>0.86079999804496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879099997282028" calcext:value-type="float">
            <text:p>0.879099997282028</text:p>
          </table:table-cell>
          <table:table-cell office:value-type="float" office:value="0.862399998307228" calcext:value-type="float">
            <text:p>0.86239999830722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48999999761582" calcext:value-type="float">
            <text:p>0.848999999761582</text:p>
          </table:table-cell>
          <table:table-cell office:value-type="float" office:value="0.880799997448921" calcext:value-type="float">
            <text:p>0.880799997448921</text:p>
          </table:table-cell>
          <table:table-cell office:value-type="float" office:value="0.859399999380112" calcext:value-type="float">
            <text:p>0.85939999938011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03200001120567" calcext:value-type="float">
            <text:p>0.903200001120567</text:p>
          </table:table-cell>
          <table:table-cell office:value-type="float" office:value="0.881800000071526" calcext:value-type="float">
            <text:p>0.881800000071526</text:p>
          </table:table-cell>
          <table:table-cell office:value-type="float" office:value="0.852899996638298" calcext:value-type="float">
            <text:p>0.85289999663829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8900000452995" calcext:value-type="float">
            <text:p>0.908900000452995</text:p>
          </table:table-cell>
          <table:table-cell office:value-type="float" office:value="0.883100000619888" calcext:value-type="float">
            <text:p>0.883100000619888</text:p>
          </table:table-cell>
          <table:table-cell office:value-type="float" office:value="0.856099998950958" calcext:value-type="float">
            <text:p>0.85609999895095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629999756813" calcext:value-type="float">
            <text:p>0.89629999756813</text:p>
          </table:table-cell>
          <table:table-cell office:value-type="float" office:value="0.883299998044968" calcext:value-type="float">
            <text:p>0.883299998044968</text:p>
          </table:table-cell>
          <table:table-cell office:value-type="float" office:value="0.857399999499321" calcext:value-type="float">
            <text:p>0.8573999994993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5:46:21.398501940</dc:date>
    <meta:editing-duration>PT6M4S</meta:editing-duration>
    <meta:editing-cycles>1</meta:editing-cycles>
    <meta:document-statistic meta:table-count="1" meta:cell-count="164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55cm" svg:y="0.316cm" chart:style-name="ch2">
          <text:p>Varying Number of Conv Blocks with and without Bottleneck Layer</text:p>
        </chart:title>
        <chart:legend svg:x="10.19cm" svg:y="5.55cm" style:legend-expansion="custom" chartooo:width="5.288cm" chartooo:height="1.594cm" style:legend-expansion-aspect-ratio="3.31744040150565" chart:style-name="ch3"/>
        <chart:plot-area chart:style-name="ch4" table:cell-range-address="'Densenet-40-12-CIFAR10-Bottleneck-false'.A1:'Densenet-40-12-CIFAR10-Bottleneck-false'.D41" chart:data-source-has-labels="row" svg:x="1.331cm" svg:y="1.275cm" svg:width="14.349cm" svg:height="6.564cm">
          <chartooo:coordinate-region svg:x="2.058cm" svg:y="1.474cm" svg:width="13.435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Bottleneck-false'.B2:'Densenet-40-12-CIFAR10-Bottleneck-false'.B41" chart:label-cell-address="'Densenet-40-12-CIFAR10-Bottleneck-false'.B1:'Densenet-40-12-CIFAR10-Bottleneck-false'.B1" chart:class="chart:scatter">
            <chart:domain table:cell-range-address="'Densenet-40-12-CIFAR10-Bottleneck-false'.A2:'Densenet-40-12-CIFAR10-Bottleneck-false'.A41"/>
            <chart:data-point chart:repeated="40"/>
          </chart:series>
          <chart:series chart:style-name="ch10" chart:values-cell-range-address="'Densenet-40-12-CIFAR10-Bottleneck-false'.C2:'Densenet-40-12-CIFAR10-Bottleneck-false'.C41" chart:label-cell-address="'Densenet-40-12-CIFAR10-Bottleneck-false'.C1:'Densenet-40-12-CIFAR10-Bottleneck-false'.C1" chart:class="chart:scatter">
            <chart:data-point chart:repeated="40"/>
          </chart:series>
          <chart:series chart:style-name="ch11" chart:values-cell-range-address="'Densenet-40-12-CIFAR10-Bottleneck-false'.D2:'Densenet-40-12-CIFAR10-Bottleneck-false'.D41" chart:label-cell-address="'Densenet-40-12-CIFAR10-Bottleneck-false'.D1:'Densenet-40-12-CIFAR10-Bottleneck-false'.D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2 3x3, Bottleneck = False</text:p>
                <draw:g>
                  <svg:desc>'Densenet-40-12-CIFAR10-Bottleneck-false'.B1:'Densenet-40-12-CIFAR10-Bottleneck-false'.B1</svg:desc>
                </draw:g>
              </table:table-cell>
              <table:table-cell office:value-type="string">
                <text:p>6 3x3, Bottleneck = True</text:p>
                <draw:g>
                  <svg:desc>'Densenet-40-12-CIFAR10-Bottleneck-false'.C1:'Densenet-40-12-CIFAR10-Bottleneck-false'.C1</svg:desc>
                </draw:g>
              </table:table-cell>
              <table:table-cell office:value-type="string">
                <text:p>6 3x3, Bottleneck = False</text:p>
                <draw:g>
                  <svg:desc>'Densenet-40-12-CIFAR10-Bottleneck-false'.D1:'Densenet-40-12-CIFAR10-Bottleneck-fals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Bottleneck-false'.A2:'Densenet-40-12-CIFAR10-Bottleneck-false'.A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Bottleneck-false'.B2:'Densenet-40-12-CIFAR10-Bottleneck-false'.B41</svg:desc>
                </draw:g>
              </table:table-cell>
              <table:table-cell office:value-type="float" office:value="0.397199999988079">
                <text:p>0.397199999988079</text:p>
                <draw:g>
                  <svg:desc>'Densenet-40-12-CIFAR10-Bottleneck-false'.C2:'Densenet-40-12-CIFAR10-Bottleneck-false'.C41</svg:desc>
                </draw:g>
              </table:table-cell>
              <table:table-cell office:value-type="float" office:value="0.469899996221066">
                <text:p>0.469899996221066</text:p>
                <draw:g>
                  <svg:desc>'Densenet-40-12-CIFAR10-Bottleneck-false'.D2:'Densenet-40-12-CIFAR10-Bottleneck-false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587200000286102">
                <text:p>0.587200000286102</text:p>
              </table:table-cell>
              <table:table-cell office:value-type="float" office:value="0.605999997854233">
                <text:p>0.605999997854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582699999511242">
                <text:p>0.582699999511242</text:p>
              </table:table-cell>
              <table:table-cell office:value-type="float" office:value="0.7174000030756">
                <text:p>0.7174000030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587899997234344">
                <text:p>0.587899997234344</text:p>
              </table:table-cell>
              <table:table-cell office:value-type="float" office:value="0.684899998307228">
                <text:p>0.684899998307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639899999499321">
                <text:p>0.639899999499321</text:p>
              </table:table-cell>
              <table:table-cell office:value-type="float" office:value="0.716200001239777">
                <text:p>0.716200001239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707100004553795">
                <text:p>0.707100004553795</text:p>
              </table:table-cell>
              <table:table-cell office:value-type="float" office:value="0.750999997258186">
                <text:p>0.750999997258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645199999809265">
                <text:p>0.645199999809265</text:p>
              </table:table-cell>
              <table:table-cell office:value-type="float" office:value="0.684500001072884">
                <text:p>0.684500001072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661700002551079">
                <text:p>0.661700002551079</text:p>
              </table:table-cell>
              <table:table-cell office:value-type="float" office:value="0.729200003147125">
                <text:p>0.729200003147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70910000026226">
                <text:p>0.70910000026226</text:p>
              </table:table-cell>
              <table:table-cell office:value-type="float" office:value="0.719499999880791">
                <text:p>0.719499999880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810699995756149">
                <text:p>0.810699995756149</text:p>
              </table:table-cell>
              <table:table-cell office:value-type="float" office:value="0.784100000858307">
                <text:p>0.784100000858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763699997663498">
                <text:p>0.763699997663498</text:p>
              </table:table-cell>
              <table:table-cell office:value-type="float" office:value="0.812799998521805">
                <text:p>0.812799998521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717100001573563">
                <text:p>0.717100001573563</text:p>
              </table:table-cell>
              <table:table-cell office:value-type="float" office:value="0.696500000953674">
                <text:p>0.696500000953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757599998116493">
                <text:p>0.757599998116493</text:p>
              </table:table-cell>
              <table:table-cell office:value-type="float" office:value="0.764700000286102">
                <text:p>0.764700000286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790099998116493">
                <text:p>0.790099998116493</text:p>
              </table:table-cell>
              <table:table-cell office:value-type="float" office:value="0.769099993109703">
                <text:p>0.769099993109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763499998450279">
                <text:p>0.763499998450279</text:p>
              </table:table-cell>
              <table:table-cell office:value-type="float" office:value="0.774199997186661">
                <text:p>0.774199997186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802199996709824">
                <text:p>0.802199996709824</text:p>
              </table:table-cell>
              <table:table-cell office:value-type="float" office:value="0.824500000476837">
                <text:p>0.824500000476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846999996304512">
                <text:p>0.846999996304512</text:p>
              </table:table-cell>
              <table:table-cell office:value-type="float" office:value="0.79429999768734">
                <text:p>0.79429999768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853000001311302">
                <text:p>0.853000001311302</text:p>
              </table:table-cell>
              <table:table-cell office:value-type="float" office:value="0.820299996733665">
                <text:p>0.820299996733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855299997329712">
                <text:p>0.855299997329712</text:p>
              </table:table-cell>
              <table:table-cell office:value-type="float" office:value="0.748099999427795">
                <text:p>0.748099999427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866399999856949">
                <text:p>0.866399999856949</text:p>
              </table:table-cell>
              <table:table-cell office:value-type="float" office:value="0.725899998545647">
                <text:p>0.725899998545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850399999022484">
                <text:p>0.850399999022484</text:p>
              </table:table-cell>
              <table:table-cell office:value-type="float" office:value="0.786699997782707">
                <text:p>0.786699997782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859099998474121">
                <text:p>0.859099998474121</text:p>
              </table:table-cell>
              <table:table-cell office:value-type="float" office:value="0.758699999451637">
                <text:p>0.758699999451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852399998307228">
                <text:p>0.852399998307228</text:p>
              </table:table-cell>
              <table:table-cell office:value-type="float" office:value="0.857000000476837">
                <text:p>0.857000000476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848299998641014">
                <text:p>0.848299998641014</text:p>
              </table:table-cell>
              <table:table-cell office:value-type="float" office:value="0.854299998283386">
                <text:p>0.854299998283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858800000548363">
                <text:p>0.858800000548363</text:p>
              </table:table-cell>
              <table:table-cell office:value-type="float" office:value="0.854899996519089">
                <text:p>0.854899996519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864199998378754">
                <text:p>0.864199998378754</text:p>
              </table:table-cell>
              <table:table-cell office:value-type="float" office:value="0.853599997758865">
                <text:p>0.853599997758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874300000071525">
                <text:p>0.874300000071525</text:p>
              </table:table-cell>
              <table:table-cell office:value-type="float" office:value="0.836499995589256">
                <text:p>0.836499995589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87589999973774">
                <text:p>0.87589999973774</text:p>
              </table:table-cell>
              <table:table-cell office:value-type="float" office:value="0.851999998092651">
                <text:p>0.851999998092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874099997878075">
                <text:p>0.874099997878075</text:p>
              </table:table-cell>
              <table:table-cell office:value-type="float" office:value="0.846499998569488">
                <text:p>0.8464999985694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882499999403954">
                <text:p>0.882499999403954</text:p>
              </table:table-cell>
              <table:table-cell office:value-type="float" office:value="0.863299999833107">
                <text:p>0.863299999833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870700001120567">
                <text:p>0.870700001120567</text:p>
              </table:table-cell>
              <table:table-cell office:value-type="float" office:value="0.859899998307228">
                <text:p>0.859899998307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879300000667572">
                <text:p>0.879300000667572</text:p>
              </table:table-cell>
              <table:table-cell office:value-type="float" office:value="0.859800001978874">
                <text:p>0.8598000019788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874699999094009">
                <text:p>0.874699999094009</text:p>
              </table:table-cell>
              <table:table-cell office:value-type="float" office:value="0.862499998807907">
                <text:p>0.8624999988079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881099998950958">
                <text:p>0.881099998950958</text:p>
              </table:table-cell>
              <table:table-cell office:value-type="float" office:value="0.863500000238419">
                <text:p>0.863500000238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879599999189377">
                <text:p>0.879599999189377</text:p>
              </table:table-cell>
              <table:table-cell office:value-type="float" office:value="0.860799998044968">
                <text:p>0.86079999804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79099997282028">
                <text:p>0.879099997282028</text:p>
              </table:table-cell>
              <table:table-cell office:value-type="float" office:value="0.862399998307228">
                <text:p>0.862399998307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880799997448921">
                <text:p>0.880799997448921</text:p>
              </table:table-cell>
              <table:table-cell office:value-type="float" office:value="0.859399999380112">
                <text:p>0.859399999380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881800000071526">
                <text:p>0.881800000071526</text:p>
              </table:table-cell>
              <table:table-cell office:value-type="float" office:value="0.852899996638298">
                <text:p>0.8528999966382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883100000619888">
                <text:p>0.883100000619888</text:p>
              </table:table-cell>
              <table:table-cell office:value-type="float" office:value="0.856099998950958">
                <text:p>0.856099998950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883299998044968">
                <text:p>0.883299998044968</text:p>
              </table:table-cell>
              <table:table-cell office:value-type="float" office:value="0.857399999499321">
                <text:p>0.857399999499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